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25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2.3125in"/>
    </style:style>
    <style:style style:name="Table1.F" style:family="table-column">
      <style:table-column-properties style:column-width="0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8aa6" officeooo:paragraph-rsid="00138aa6"/>
    </style:style>
    <style:style style:name="P2" style:family="paragraph" style:parent-style-name="Table_20_Contents">
      <style:text-properties officeooo:rsid="00138aa6" officeooo:paragraph-rsid="001511a5"/>
    </style:style>
    <style:style style:name="P3" style:family="paragraph" style:parent-style-name="Table_20_Contents">
      <style:text-properties officeooo:rsid="001511a5" officeooo:paragraph-rsid="001511a5"/>
    </style:style>
    <style:style style:name="P4" style:family="paragraph" style:parent-style-name="Table_20_Contents">
      <style:text-properties officeooo:rsid="00159ca5" officeooo:paragraph-rsid="00159ca5"/>
    </style:style>
    <style:style style:name="P5" style:family="paragraph" style:parent-style-name="Table_20_Contents">
      <style:text-properties officeooo:rsid="0016e7ca" officeooo:paragraph-rsid="0016e7ca"/>
    </style:style>
    <style:style style:name="P6" style:family="paragraph" style:parent-style-name="Table_20_Contents">
      <style:text-properties officeooo:rsid="000d6eea" officeooo:paragraph-rsid="000d6eea"/>
    </style:style>
    <style:style style:name="T1" style:family="text">
      <style:text-properties officeooo:rsid="001511a5"/>
    </style:style>
    <style:style style:name="T2" style:family="text">
      <style:text-properties officeooo:rsid="00159ca5"/>
    </style:style>
    <style:style style:name="T3" style:family="text">
      <style:text-properties officeooo:rsid="0016e7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6">Issue</text:p>
          </table:table-cell>
          <table:table-cell table:style-name="Table1.A1" office:value-type="string">
            <text:p text:style-name="P6">How to find</text:p>
          </table:table-cell>
          <table:table-cell table:style-name="Table1.A1" office:value-type="string">
            <text:p text:style-name="P6">Time to find</text:p>
          </table:table-cell>
          <table:table-cell table:style-name="Table1.A1" office:value-type="string">
            <text:p text:style-name="P6">How to fix</text:p>
          </table:table-cell>
          <table:table-cell table:style-name="Table1.F1" office:value-type="string">
            <text:p text:style-name="P6">Time to fix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1">Веб сервер не работает, сервис не активен</text:p>
          </table:table-cell>
          <table:table-cell table:style-name="Table1.A2" office:value-type="string">
            <text:p text:style-name="P1">Проверил через браузер, проверил через ping, зашел на сервер посмотрел статус сервиса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1">Смотрим ошибки при старте и исправляем их (модули, импорт MPM)</text:p>
          </table:table-cell>
          <table:table-cell table:style-name="Table1.F2" office:value-type="string">
            <text:p text:style-name="P4">30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1">Веб сервис не стартует, порт занят</text:p>
          </table:table-cell>
          <table:table-cell table:style-name="Table1.A2" office:value-type="string">
            <text:p text:style-name="P1">Рестартую сервис,смотрю какие порты заняты в системе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1">Смотрим какой сервис занимает порт, убиваем процесс, смотри в какой момент и чем он запускался, убираем из автозапуска</text:p>
          </table:table-cell>
          <table:table-cell table:style-name="Table1.F2" office:value-type="string">
            <text:p text:style-name="P4">30</text:p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1"><text:span text:style-name="T1">Неверный конфиг веб сервера</text:span></text:p>
          </table:table-cell>
          <table:table-cell table:style-name="Table1.A2" office:value-type="string">
            <text:p text:style-name="P1">После старта веб серв<text:span text:style-name="T1">ера</text:span> заходим на страницу и получаем перенаправление. 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2">Смотрим конфиг веб сервера. Убираем редирект и в последствии виртуал хост <text:span text:style-name="T3">в глобальном конфиге.</text:span></text:p>
          </table:table-cell>
          <table:table-cell table:style-name="Table1.F2" office:value-type="string">
            <text:p text:style-name="P4">40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P3">Tomcat не работает. Init.d скрипт неверный</text:p>
          </table:table-cell>
          <table:table-cell table:style-name="Table1.A2" office:value-type="string">
            <text:p text:style-name="P3">Проверяем статус tomcata. <text:s/>Пробуем рестартануть. После рестарта машина ребутнулась.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3">Правим Init.d скрипт.</text:p>
          </table:table-cell>
          <table:table-cell table:style-name="Table1.F2" office:value-type="string">
            <text:p text:style-name="P5">40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3">Ошибка с пременными окружения и правами</text:p>
          </table:table-cell>
          <table:table-cell table:style-name="Table1.A2" office:value-type="string">
            <text:p text:style-name="P3">При попытке старта томката не может быть найден путь к бинарникам, нет доступа к логам.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3">Меняем переменные окружения<text:span text:style-name="T3">(смотрим от кого стартует томкат и ему тоже меняем переменные окружения)</text:span>, меняем пермишены, разрешаем исполнение для catalina.sh </text:p>
          </table:table-cell>
          <table:table-cell table:style-name="Table1.F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4"><text:span text:style-name="T3">6</text:span>.</text:p>
          </table:table-cell>
          <table:table-cell table:style-name="Table1.A2" office:value-type="string">
            <text:p text:style-name="P4">Нет связки веб сервера с томкатом</text:p>
          </table:table-cell>
          <table:table-cell table:style-name="Table1.A2" office:value-type="string">
            <text:p text:style-name="P4">Проверяем через браузер видем статический контент, смотрим конфиг виртуального хоста и workers.properties, смотрим какие порты слушаются и с каких адресов</text:p>
          </table:table-cell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Table_20_Contents"><text:span text:style-name="T2">Исправляем конфиг, вносим правильные имена, меняем адрес в server.xml</text:span></text:p>
          </table:table-cell>
          <table:table-cell table:style-name="Table1.F2" office:value-type="string">
            <text:p text:style-name="P5">60</text:p>
          </table:table-cell>
        </table:table-row>
        <table:table-row>
          <table:table-cell table:style-name="Table1.A2" office:value-type="string">
            <text:p text:style-name="P4"><text:span text:style-name="T3">7</text:span>.</text:p>
          </table:table-cell>
          <table:table-cell table:style-name="Table1.A2" office:value-type="string">
            <text:p text:style-name="P3">Не верная версия Java</text:p>
          </table:table-cell>
          <table:table-cell table:style-name="Table1.A2" office:value-type="string">
            <text:p text:style-name="P4">Анализ логов томката, <text:span text:style-name="T3">анализ вывода версии java</text:span>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>Меняем альтернативы, выбираем нужную разрядность</text:p>
          </table:table-cell>
          <table:table-cell table:style-name="Table1.F2" office:value-type="string">
            <text:p text:style-name="P5">25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5">Правила iptables не заданы, не можем вносить изменения в файл с правилами <text:s/></text:p>
          </table:table-cell>
          <table:table-cell table:style-name="Table1.A2" office:value-type="string">
            <text:p text:style-name="P5">Просмотр правил, попытка записи новых правил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Меняем атрибуты файла с правилами, добавляем правила, добавляем в автозапуск</text:p>
          </table:table-cell>
          <table:table-cell table:style-name="Table1.F2" office:value-type="string">
            <text:p text:style-name="P5">15</text:p>
          </table:table-cell>
        </table:table-row>
        <table:table-row>
          <table:table-cell table:style-name="Table1.A2" office:value-type="string">
            <text:p text:style-name="P5">9.</text:p>
          </table:table-cell>
          <table:table-cell table:style-name="Table1.A2" office:value-type="string">
            <text:p text:style-name="P5">Автозапуск сервисов</text:p>
          </table:table-cell>
          <table:table-cell table:style-name="Table1.A2" office:value-type="string">
            <text:p text:style-name="P5">Сервисы не стартовали после ребута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Добавляем веб сервер и томкат в автозапуск</text:p>
          </table:table-cell>
          <table:table-cell table:style-name="Table1.F2" office:value-type="string">
            <text:p text:style-name="P5">5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49:34.579512804</meta:creation-date>
    <meta:editing-duration>PT1M53S</meta:editing-duration>
    <meta:editing-cycles>2</meta:editing-cycles>
    <meta:generator>LibreOffice/5.3.6.1$Linux_X86_64 LibreOffice_project/30$Build-1</meta:generator>
    <dc:date>2019-10-06T21:33:38.212618781</dc:date>
    <meta:document-statistic meta:table-count="1" meta:image-count="0" meta:object-count="0" meta:page-count="2" meta:paragraph-count="60" meta:word-count="280" meta:character-count="1778" meta:non-whitespace-character-count="1553"/>
  </office:meta>
</office:document-meta>
</file>